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bda"/>
    </style:style>
    <style:style style:name="P2" style:family="paragraph" style:parent-style-name="Standard">
      <style:text-properties officeooo:rsid="00191bda" officeooo:paragraph-rsid="00191bda"/>
    </style:style>
    <style:style style:name="P3" style:family="paragraph" style:parent-style-name="Standard">
      <style:text-properties officeooo:rsid="001a0c74" officeooo:paragraph-rsid="001a0c74"/>
    </style:style>
    <style:style style:name="P4" style:family="paragraph" style:parent-style-name="Standard">
      <style:text-properties officeooo:rsid="001b97f8" officeooo:paragraph-rsid="001b97f8"/>
    </style:style>
    <style:style style:name="P5" style:family="paragraph" style:parent-style-name="Standard">
      <style:text-properties fo:font-weight="bold" officeooo:rsid="001b97f8" officeooo:paragraph-rsid="001b97f8" style:font-weight-asian="bold" style:font-weight-complex="bold"/>
    </style:style>
    <style:style style:name="P6" style:family="paragraph" style:parent-style-name="Standard">
      <style:paragraph-properties fo:break-before="page"/>
      <style:text-properties officeooo:rsid="001a0c74" officeooo:paragraph-rsid="001a0c74"/>
    </style:style>
    <style:style style:name="P7" style:family="paragraph" style:parent-style-name="Standard">
      <style:text-properties officeooo:rsid="001a0c74" officeooo:paragraph-rsid="001a0c74"/>
    </style:style>
    <style:style style:name="P8" style:family="paragraph" style:parent-style-name="Standard">
      <style:text-properties officeooo:rsid="001cbec5" officeooo:paragraph-rsid="001cbe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 d’un lien pdf : <text:a xlink:type="simple" xlink:href="https://gallica.bnf.fr/ark:/12148/bpt6k6428518m/date1892110713.pdf" text:style-name="Internet_20_link" text:visited-style-name="Visited_20_Internet_20_Link">https://gallica.bnf.fr/ark:/12148/bpt6k6428518m/date1892110713.pdf</text:a></text:p>
      <text:p text:style-name="P2">lien vers le journal : <text:a xlink:type="simple" xlink:href="https://gallica.bnf.fr/ark:/12148/bpt6k6428518m/date%22" text:style-name="Internet_20_link" text:visited-style-name="Visited_20_Internet_20_Link">https://gallica.bnf.fr/ark:/12148/bpt6k6428518m/date%22</text:a></text:p>
      <text:p text:style-name="P3">api pyllica : <text:a xlink:type="simple" xlink:href="https://api.bnf.fr/fr/extracteur-python-de-corpus-de-periodiques" text:style-name="Internet_20_link" text:visited-style-name="Visited_20_Internet_20_Link">https://api.bnf.fr/fr/extracteur-python-de-corpus-de-periodiques</text:a></text:p>
      <text:p text:style-name="P3"/>
      <text:p text:style-name="P3"/>
      <text:p text:style-name="P3"/>
      <text:p text:style-name="P3">doc tesseract : <text:a xlink:type="simple" xlink:href="https://tesseract-ocr.github.io/tessdoc/Command-Line-Usage.html#simplest-invocation-to-ocr-an-image" text:style-name="Internet_20_link" text:visited-style-name="Visited_20_Internet_20_Link">https://tesseract-ocr.github.io/tessdoc/Command-Line-Usage.html#simplest-invocation-to-ocr-an-image</text:a></text:p>
      <text:p text:style-name="P3">doc pytesseract : <text:a xlink:type="simple" xlink:href="https://pypi.org/project/pytesseract/" text:style-name="Internet_20_link" text:visited-style-name="Visited_20_Internet_20_Link">https://pypi.org/project/pytesseract/</text:a></text:p>
      <text:p text:style-name="P3"/>
      <text:p text:style-name="P8">doc sur le fonctionnement des psm de tesseract : <text:a xlink:type="simple" xlink:href="https://pyimagesearch.com/2021/11/15/tesseract-page-segmentation-modes-psms-explained-how-to-improve-your-ocr-accuracy/" text:style-name="Internet_20_link" text:visited-style-name="Visited_20_Internet_20_Link">https://pyimagesearch.com/2021/11/15/tesseract-page-segmentation-modes-psms-explained-how-to-improve-your-ocr-accuracy/</text:a></text:p>
      <text:p text:style-name="P8"/>
      <text:p text:style-name="P3"/>
      <text:p text:style-name="P3"/>
      <text:p text:style-name="P3"><text:a xlink:type="simple" xlink:href="https://github.com/eddieantonio/ocreval" text:style-name="Internet_20_link" text:visited-style-name="Visited_20_Internet_20_Link">https://github.com/eddieantonio/ocreval</text:a></text:p>
      <text:p text:style-name="P3"><text:a xlink:type="simple" xlink:href="https://github.com/impactcentre/ocrevalUAtion" text:style-name="Internet_20_link" text:visited-style-name="Visited_20_Internet_20_Link">https://github.com/impactcentre/ocrevalUAtion</text:a></text:p>
      <text:p text:style-name="P3"><text:a xlink:type="simple" xlink:href="https://sites.google.com/site/textdigitisation/ocrevaluation/additional-notes" text:style-name="Internet_20_link" text:visited-style-name="Visited_20_Internet_20_Link">https://sites.google.com/site/textdigitisation/ocrevaluation/additional-notes</text:a></text:p>
      <text:p text:style-name="P3"/>
      <text:p text:style-name="P3"/>
      <text:p text:style-name="P3"/>
      <text:p text:style-name="P4">commande pour extraire une certaine balise d’un fichier json (ici la balise est text_ocr): </text:p>
      <text:p text:style-name="P5">jq '.[] | .text_ocr' ZZ-jo_151189-GRAY_0014.json</text:p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7:17:45.678096143</meta:creation-date>
    <dc:date>2022-04-14T13:28:54.841571389</dc:date>
    <meta:editing-duration>PT2H42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56" meta:character-count="884" meta:non-whitespace-character-count="838"/>
  </office:meta>
</office:document-meta>
</file>